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9" style:family="table-row">
      <style:table-row-properties style:min-row-height="0.63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498cm" style:rel-column-width="4818*"/>
    </style:style>
    <style:style style:name="Tabela2.B" style:family="table-column">
      <style:table-column-properties style:column-width="8.502cm" style:rel-column-width="4820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498cm" style:rel-column-width="4818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10" style:family="table-row">
      <style:table-row-properties style:min-row-height="0.831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498cm" style:rel-column-width="4818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498cm" style:rel-column-width="4818*"/>
    </style:style>
    <style:style style:name="Tabela5.B" style:family="table-column">
      <style:table-column-properties style:column-width="8.502cm" style:rel-column-width="4820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7a71" officeooo:paragraph-rsid="000c7a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533" officeooo:paragraph-rsid="000805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c18" officeooo:paragraph-rsid="00086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141" officeooo:paragraph-rsid="000a01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6b4" officeooo:paragraph-rsid="000b7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a71" officeooo:paragraph-rsid="000c7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533" officeooo:paragraph-rsid="000c7a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c18" officeooo:paragraph-rsid="000c7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141" officeooo:paragraph-rsid="000c7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6b4" officeooo:paragraph-rsid="000c7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0c7a71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5b33" officeooo:paragraph-rsid="000e5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533" officeooo:paragraph-rsid="000e5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c18" officeooo:paragraph-rsid="000e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141" officeooo:paragraph-rsid="000e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6b4" officeooo:paragraph-rsid="000e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b33" officeooo:paragraph-rsid="000e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a71" officeooo:paragraph-rsid="000e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0e5b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76b4" style:font-weight-asian="normal" style:font-weight-complex="normal"/>
    </style:style>
    <style:style style:name="T3" style:family="text">
      <style:text-properties fo:font-weight="normal" officeooo:rsid="000c7a7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7a71"/>
    </style:style>
    <style:style style:name="T6" style:family="text">
      <style:text-properties officeooo:rsid="000b76b4"/>
    </style:style>
    <style:style style:name="T7" style:family="text">
      <style:text-properties officeooo:rsid="000e5b33"/>
    </style:style>
    <style:style style:name="T8" style:family="text">
      <style:text-properties fo:font-weight="normal" officeooo:rsid="000e5b33" style:font-weight-asian="normal" style:font-weight-complex="normal"/>
    </style:style>
    <style:style style:name="T9" style:family="text">
      <style:text-properties fo:font-weight="normal" officeooo:rsid="00100c49" style:font-weight-asian="normal" style:font-weight-complex="normal"/>
    </style:style>
    <style:style style:name="T10" style:family="text">
      <style:text-properties officeooo:rsid="00100c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1">1</text:p>
          </table:table-cell>
          <table:table-cell table:style-name="Tabela1.B1" office:value-type="string">
            <text:p text:style-name="P2">Autor<text:span text:style-name="T1">:</text:span> <text:span text:style-name="T2">Krzysztof Ziaja</text:span></text:p>
          </table:table-cell>
        </table:table-row>
        <table:table-row>
          <table:table-cell table:style-name="Tabela1.A2" office:value-type="string">
            <text:p text:style-name="P2">Priorytet<text:span text:style-name="T1">:</text:span> <text:span text:style-name="T3">wysoki</text:span></text:p>
          </table:table-cell>
          <table:table-cell table:style-name="Tabela1.B2" office:value-type="string">
            <text:p text:style-name="P2">Data<text:span text:style-name="T1">:</text:span> <text:span text:style-name="T3">03.11.2025</text:span></text:p>
          </table:table-cell>
        </table:table-row>
        <table:table-row>
          <table:table-cell table:style-name="Tabela1.B2" table:number-columns-spanned="2" office:value-type="string">
            <text:p text:style-name="P2">Funkcja<text:span text:style-name="T1">:</text:span> <text:span text:style-name="T3">Dodawanie nowej notatki</text:span>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3"><text:span text:style-name="T4">Opis</text:span>: <text:span text:style-name="T5">Aplikacja przyjmuje nazwę i opcjonalnie treść nowej notatki</text:span>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3"><text:span text:style-name="T4">Warunki wstępne</text:span>:<text:span text:style-name="T4"> </text:span><text:span text:style-name="T6">Aplikacja uruchamia się w przeglądarce</text:span></text:p>
          </table:table-cell>
          <table:covered-table-cell/>
        </table:table-row>
        <table:table-row>
          <table:table-cell table:style-name="Tabela1.A2" office:value-type="string">
            <text:p text:style-name="P4"><text:span text:style-name="T4">Kroki/Dane testowe</text:span>:</text:p>
          </table:table-cell>
          <table:table-cell table:style-name="Tabela1.B2" office:value-type="string">
            <text:p text:style-name="P4"><text:span text:style-name="T4">Oczekiwany wynik</text:span>:</text:p>
          </table:table-cell>
        </table:table-row>
        <table:table-row>
          <table:table-cell table:style-name="Tabela1.A2" office:value-type="string">
            <text:p text:style-name="P5">Uruchamiamy aplikację w przeglądarce</text:p>
          </table:table-cell>
          <table:table-cell table:style-name="Tabela1.B2" office:value-type="string">
            <text:p text:style-name="P5">Aplikacja uruchomi się i wyświetli</text:p>
          </table:table-cell>
        </table:table-row>
        <table:table-row>
          <table:table-cell table:style-name="Tabela1.A2" office:value-type="string">
            <text:p text:style-name="P5">Klikamy <text:span text:style-name="T5">dodaj notatkę</text:span></text:p>
          </table:table-cell>
          <table:table-cell table:style-name="Tabela1.B2" office:value-type="string">
            <text:p text:style-name="P5">Aplikacja pokazuje formularz </text:p>
          </table:table-cell>
        </table:table-row>
        <table:table-row table:style-name="Tabela1.9">
          <table:table-cell table:style-name="Tabela1.A2" office:value-type="string">
            <text:p text:style-name="P5">Wpisujemy <text:span text:style-name="T7">dane</text:span></text:p>
          </table:table-cell>
          <table:table-cell table:style-name="Tabela1.B2" office:value-type="string">
            <text:p text:style-name="P6">Aplikacja dodaje notatkę do listy</text:p>
          </table:table-cell>
        </table:table-row>
        <table:table-row>
          <table:table-cell table:style-name="Tabela1.B2" table:number-columns-spanned="2" office:value-type="string">
            <text:p text:style-name="P4"><text:span text:style-name="T4">Warunki wyjścia</text:span>: <text:span text:style-name="T6">Aplikacja wyświetla </text:span><text:span text:style-name="T5">na nowo listę, uzupełnioną o nową notatkę</text:span></text:p>
          </table:table-cell>
          <table:covered-table-cell/>
        </table:table-row>
      </table:table>
      <text:p text:style-name="Standard"/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1">2</text:p>
          </table:table-cell>
          <table:table-cell table:style-name="Tabela2.B1" office:value-type="string">
            <text:p text:style-name="P7">Autor<text:span text:style-name="T1">:</text:span> <text:span text:style-name="T2">Krzysztof Ziaja</text:span></text:p>
          </table:table-cell>
        </table:table-row>
        <table:table-row>
          <table:table-cell table:style-name="Tabela2.A2" office:value-type="string">
            <text:p text:style-name="P7">Priorytet<text:span text:style-name="T1">:</text:span> <text:span text:style-name="T3">wysoki</text:span></text:p>
          </table:table-cell>
          <table:table-cell table:style-name="Tabela2.B2" office:value-type="string">
            <text:p text:style-name="P7">Data<text:span text:style-name="T1">:</text:span> <text:span text:style-name="T3">03.11.2025</text:span></text:p>
          </table:table-cell>
        </table:table-row>
        <table:table-row>
          <table:table-cell table:style-name="Tabela2.B2" table:number-columns-spanned="2" office:value-type="string">
            <text:p text:style-name="P7">Funkcja<text:span text:style-name="T1">:</text:span> <text:span text:style-name="T3">Edycja notatek</text:span></text:p>
          </table:table-cell>
          <table:covered-table-cell/>
        </table:table-row>
        <table:table-row>
          <table:table-cell table:style-name="Tabela2.B2" table:number-columns-spanned="2" office:value-type="string">
            <text:p text:style-name="P8"><text:span text:style-name="T4">Opis</text:span>: <text:span text:style-name="T5">Aplikacja pozwala na edycję zawartości </text:span><text:span text:style-name="T7">notatki</text:span></text:p>
          </table:table-cell>
          <table:covered-table-cell/>
        </table:table-row>
        <table:table-row>
          <table:table-cell table:style-name="Tabela2.B2" table:number-columns-spanned="2" office:value-type="string">
            <text:p text:style-name="P8"><text:span text:style-name="T4">Warunki wstępne</text:span>:<text:span text:style-name="T4"> </text:span><text:span text:style-name="T6">Aplikacja uruchamia się w przeglądarce</text:span></text:p>
          </table:table-cell>
          <table:covered-table-cell/>
        </table:table-row>
        <table:table-row>
          <table:table-cell table:style-name="Tabela2.A2" office:value-type="string">
            <text:p text:style-name="P9"><text:span text:style-name="T4">Kroki/Dane testowe</text:span>:</text:p>
          </table:table-cell>
          <table:table-cell table:style-name="Tabela2.B2" office:value-type="string">
            <text:p text:style-name="P9"><text:span text:style-name="T4">Oczekiwany wynik</text:span>:</text:p>
          </table:table-cell>
        </table:table-row>
        <table:table-row>
          <table:table-cell table:style-name="Tabela2.A2" office:value-type="string">
            <text:p text:style-name="P10">Uruchamiamy aplikację w przeglądarce</text:p>
          </table:table-cell>
          <table:table-cell table:style-name="Tabela2.B2" office:value-type="string">
            <text:p text:style-name="P10">Aplikacja uruchomi się i wyświetli</text:p>
          </table:table-cell>
        </table:table-row>
        <table:table-row>
          <table:table-cell table:style-name="Tabela2.A2" office:value-type="string">
            <text:p text:style-name="P10">Klikamy <text:span text:style-name="T7">edytuj notatkę</text:span></text:p>
          </table:table-cell>
          <table:table-cell table:style-name="Tabela2.B2" office:value-type="string">
            <text:p text:style-name="P10">Aplikacja pokazuje formularz <text:span text:style-name="T7">z wpisaną zawartością pliku</text:span></text:p>
          </table:table-cell>
        </table:table-row>
        <table:table-row>
          <table:table-cell table:style-name="Tabela2.A2" office:value-type="string">
            <text:p text:style-name="P10">Wpisujemy oznaczenie <text:span text:style-name="T5">dane</text:span></text:p>
          </table:table-cell>
          <table:table-cell table:style-name="Tabela2.B2" office:value-type="string">
            <text:p text:style-name="P6">Aplikacja dodaje notatkę do listy</text:p>
          </table:table-cell>
        </table:table-row>
        <table:table-row>
          <table:table-cell table:style-name="Tabela2.B2" table:number-columns-spanned="2" office:value-type="string">
            <text:p text:style-name="Standard">Warunki wyjścia: Aplikacja aktualizuje treść notatki</text:p>
          </table:table-cell>
          <table:covered-table-cell/>
        </table:table-row>
      </table:table>
      <text:p text:style-name="P11"/>
      <table:table table:name="Tabela3" table:style-name="Tabela3" table:template-name="Default Style">
        <table:table-column table:style-name="Tabela3.A"/>
        <table:table-column table:style-name="Tabela3.B"/>
        <table:table-row>
          <table:table-cell table:style-name="Tabela3.A1" office:value-type="string">
            <text:p text:style-name="P12">3</text:p>
          </table:table-cell>
          <table:table-cell table:style-name="Tabela3.B1" office:value-type="string">
            <text:p text:style-name="P13">Autor<text:span text:style-name="T1">:</text:span> <text:span text:style-name="T2">Krzysztof Ziaja</text:span></text:p>
          </table:table-cell>
        </table:table-row>
        <table:table-row>
          <table:table-cell table:style-name="Tabela3.A2" office:value-type="string">
            <text:p text:style-name="P13">Priorytet<text:span text:style-name="T1">:</text:span> <text:span text:style-name="T2">średni</text:span></text:p>
          </table:table-cell>
          <table:table-cell table:style-name="Tabela3.B2" office:value-type="string">
            <text:p text:style-name="P13">Data<text:span text:style-name="T1">:</text:span> <text:span text:style-name="T3">03.11.2025</text:span></text:p>
          </table:table-cell>
        </table:table-row>
        <table:table-row>
          <table:table-cell table:style-name="Tabela3.B2" table:number-columns-spanned="2" office:value-type="string">
            <text:p text:style-name="P13">Funkcja<text:span text:style-name="T1">:</text:span> <text:span text:style-name="T8">Usuwanie notatek</text:span></text:p>
          </table:table-cell>
          <table:covered-table-cell/>
        </table:table-row>
        <table:table-row>
          <table:table-cell table:style-name="Tabela3.B2" table:number-columns-spanned="2" office:value-type="string">
            <text:p text:style-name="P14"><text:span text:style-name="T4">Opis</text:span>: <text:span text:style-name="T5">Aplikacja </text:span><text:span text:style-name="T7">usuwa podany plik z listy</text:span></text:p>
          </table:table-cell>
          <table:covered-table-cell/>
        </table:table-row>
        <table:table-row>
          <table:table-cell table:style-name="Tabela3.B2" table:number-columns-spanned="2" office:value-type="string">
            <text:p text:style-name="P14"><text:span text:style-name="T4">Warunki wstępne</text:span>:<text:span text:style-name="T4"> </text:span><text:span text:style-name="T6">Aplikacja uruchamia się w przeglądarce</text:span></text:p>
          </table:table-cell>
          <table:covered-table-cell/>
        </table:table-row>
        <table:table-row>
          <table:table-cell table:style-name="Tabela3.A2" office:value-type="string">
            <text:p text:style-name="P15"><text:span text:style-name="T4">Kroki/Dane testowe</text:span>:</text:p>
          </table:table-cell>
          <table:table-cell table:style-name="Tabela3.B2" office:value-type="string">
            <text:p text:style-name="P15"><text:span text:style-name="T4">Oczekiwany wynik</text:span>:</text:p>
          </table:table-cell>
        </table:table-row>
        <table:table-row>
          <table:table-cell table:style-name="Tabela3.A2" office:value-type="string">
            <text:p text:style-name="P16">Uruchamiamy aplikację w przeglądarce</text:p>
          </table:table-cell>
          <table:table-cell table:style-name="Tabela3.B2" office:value-type="string">
            <text:p text:style-name="P16">Aplikacja uruchomi się i wyświetli</text:p>
          </table:table-cell>
        </table:table-row>
        <table:table-row>
          <table:table-cell table:style-name="Tabela3.A2" office:value-type="string">
            <text:p text:style-name="P16">Klikamy <text:span text:style-name="T7">usuń notatkę</text:span></text:p>
          </table:table-cell>
          <table:table-cell table:style-name="Tabela3.B2" office:value-type="string">
            <text:p text:style-name="P16">Aplikacja <text:span text:style-name="T7">usuwa notatkę z listy</text:span></text:p>
          </table:table-cell>
        </table:table-row>
        <table:table-row>
          <table:table-cell table:style-name="Tabela3.A2" office:value-type="string">
            <text:p text:style-name="P17">-</text:p>
          </table:table-cell>
          <table:table-cell table:style-name="Tabela3.B2" office:value-type="string">
            <text:p text:style-name="P18">-</text:p>
          </table:table-cell>
        </table:table-row>
        <table:table-row table:style-name="Tabela3.10">
          <table:table-cell table:style-name="Tabela3.B2" table:number-columns-spanned="2" office:value-type="string">
            <text:p text:style-name="P15"><text:span text:style-name="T4">Warunki wyjścia</text:span>: <text:span text:style-name="T6">Aplikacja </text:span><text:span text:style-name="T7">wyświetla zaktualizowaną listę</text:span>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able:table table:name="Tabela4" table:style-name="Tabela4" table:template-name="Default Style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2">4</text:p>
          </table:table-cell>
          <table:table-cell table:style-name="Tabela4.B1" office:value-type="string">
            <text:p text:style-name="P13">Autor<text:span text:style-name="T1">:</text:span> <text:span text:style-name="T2">Krzysztof Ziaja</text:span></text:p>
          </table:table-cell>
        </table:table-row>
        <table:table-row>
          <table:table-cell table:style-name="Tabela4.A2" office:value-type="string">
            <text:p text:style-name="P13">Priorytet<text:span text:style-name="T1">:</text:span> <text:span text:style-name="T8">niski</text:span></text:p>
          </table:table-cell>
          <table:table-cell table:style-name="Tabela4.B2" office:value-type="string">
            <text:p text:style-name="P13">Data<text:span text:style-name="T1">:</text:span> <text:span text:style-name="T3">03.11.2025</text:span></text:p>
          </table:table-cell>
        </table:table-row>
        <table:table-row>
          <table:table-cell table:style-name="Tabela4.B2" table:number-columns-spanned="2" office:value-type="string">
            <text:p text:style-name="P13">Funkcja<text:span text:style-name="T1">:</text:span> <text:span text:style-name="T8">Filtrowanie plików po słowie kluczowym</text:span></text:p>
          </table:table-cell>
          <table:covered-table-cell/>
        </table:table-row>
        <table:table-row>
          <table:table-cell table:style-name="Tabela4.B2" table:number-columns-spanned="2" office:value-type="string">
            <text:p text:style-name="P14"><text:span text:style-name="T4">Opis</text:span>: <text:span text:style-name="T5">Aplikacja przyjmuje </text:span><text:span text:style-name="T7">słowo kluczowe i wyświetla listę notatek zawierających słowo kluczowe</text:span></text:p>
          </table:table-cell>
          <table:covered-table-cell/>
        </table:table-row>
        <table:table-row>
          <table:table-cell table:style-name="Tabela4.B2" table:number-columns-spanned="2" office:value-type="string">
            <text:p text:style-name="P14"><text:span text:style-name="T4">Warunki wstępne</text:span>:<text:span text:style-name="T4"> </text:span><text:span text:style-name="T6">Aplikacja uruchamia się w przeglądarce</text:span></text:p>
          </table:table-cell>
          <table:covered-table-cell/>
        </table:table-row>
        <table:table-row>
          <table:table-cell table:style-name="Tabela4.A2" office:value-type="string">
            <text:p text:style-name="P15"><text:span text:style-name="T4">Kroki/Dane testowe</text:span>:</text:p>
          </table:table-cell>
          <table:table-cell table:style-name="Tabela4.B2" office:value-type="string">
            <text:p text:style-name="P15"><text:span text:style-name="T4">Oczekiwany wynik</text:span>:</text:p>
          </table:table-cell>
        </table:table-row>
        <table:table-row>
          <table:table-cell table:style-name="Tabela4.A2" office:value-type="string">
            <text:p text:style-name="P16">Uruchamiamy aplikację w przeglądarce</text:p>
          </table:table-cell>
          <table:table-cell table:style-name="Tabela4.B2" office:value-type="string">
            <text:p text:style-name="P16">Aplikacja uruchomi się i wyświetli</text:p>
          </table:table-cell>
        </table:table-row>
        <table:table-row>
          <table:table-cell table:style-name="Tabela4.A2" office:value-type="string">
            <text:p text:style-name="P16">Klikamy <text:span text:style-name="T7">filtruj </text:span></text:p>
          </table:table-cell>
          <table:table-cell table:style-name="Tabela4.B2" office:value-type="string">
            <text:p text:style-name="P16">Aplikacja pokazuje formularz </text:p>
          </table:table-cell>
        </table:table-row>
        <table:table-row>
          <table:table-cell table:style-name="Tabela4.A2" office:value-type="string">
            <text:p text:style-name="P16">Wpisujemy <text:span text:style-name="T7">słowo kluczowe</text:span></text:p>
          </table:table-cell>
          <table:table-cell table:style-name="Tabela4.B2" office:value-type="string">
            <text:p text:style-name="P18">Aplikacja <text:span text:style-name="T7">tworzy listę notatek z słowem kluczowym</text:span></text:p>
          </table:table-cell>
        </table:table-row>
        <table:table-row>
          <table:table-cell table:style-name="Tabela4.B2" table:number-columns-spanned="2" office:value-type="string">
            <text:p text:style-name="P15"><text:span text:style-name="T4">Warunki wyjścia</text:span>: <text:span text:style-name="T6">Aplikacja wyświetla </text:span><text:span text:style-name="T5">na </text:span><text:span text:style-name="T7">listę notatek ze słowem kluczowym</text:span></text:p>
          </table:table-cell>
          <table:covered-table-cell/>
        </table:table-row>
      </table:table>
      <text:p text:style-name="P19"/>
      <table:table table:name="Tabela5" table:style-name="Tabela5" table:template-name="Default Style">
        <table:table-column table:style-name="Tabela5.A"/>
        <table:table-column table:style-name="Tabela5.B"/>
        <table:table-row>
          <table:table-cell table:style-name="Tabela5.A1" office:value-type="string">
            <text:p text:style-name="P12">5</text:p>
          </table:table-cell>
          <table:table-cell table:style-name="Tabela5.B1" office:value-type="string">
            <text:p text:style-name="P13">Autor<text:span text:style-name="T1">:</text:span> <text:span text:style-name="T2">Krzysztof Ziaja</text:span></text:p>
          </table:table-cell>
        </table:table-row>
        <table:table-row>
          <table:table-cell table:style-name="Tabela5.A2" office:value-type="string">
            <text:p text:style-name="P13">Priorytet<text:span text:style-name="T1">:</text:span> <text:span text:style-name="T9">wysoki</text:span></text:p>
          </table:table-cell>
          <table:table-cell table:style-name="Tabela5.B2" office:value-type="string">
            <text:p text:style-name="P13">Data<text:span text:style-name="T1">:</text:span> <text:span text:style-name="T3">03.11.2025</text:span></text:p>
          </table:table-cell>
        </table:table-row>
        <table:table-row>
          <table:table-cell table:style-name="Tabela5.B2" table:number-columns-spanned="2" office:value-type="string">
            <text:p text:style-name="P13">Funkcja<text:span text:style-name="T1">:</text:span> <text:span text:style-name="T8">Zapisyw</text:span><text:span text:style-name="T9">anie danych w przeglądarce</text:span></text:p>
          </table:table-cell>
          <table:covered-table-cell/>
        </table:table-row>
        <table:table-row>
          <table:table-cell table:style-name="Tabela5.B2" table:number-columns-spanned="2" office:value-type="string">
            <text:p text:style-name="P14"><text:span text:style-name="T4">Opis</text:span>: <text:span text:style-name="T5">Aplikacja </text:span><text:span text:style-name="T10">zapisuje listę notatek w pamięci przeglądarki</text:span></text:p>
          </table:table-cell>
          <table:covered-table-cell/>
        </table:table-row>
        <table:table-row>
          <table:table-cell table:style-name="Tabela5.B2" table:number-columns-spanned="2" office:value-type="string">
            <text:p text:style-name="P14"><text:span text:style-name="T4">Warunki wstępne</text:span>:<text:span text:style-name="T4"> </text:span><text:span text:style-name="T6">Aplikacja uruchamia się w przeglądarce</text:span></text:p>
          </table:table-cell>
          <table:covered-table-cell/>
        </table:table-row>
        <table:table-row>
          <table:table-cell table:style-name="Tabela5.A2" office:value-type="string">
            <text:p text:style-name="P15"><text:span text:style-name="T4">Kroki/Dane testowe</text:span>:</text:p>
          </table:table-cell>
          <table:table-cell table:style-name="Tabela5.B2" office:value-type="string">
            <text:p text:style-name="P15"><text:span text:style-name="T4">Oczekiwany wynik</text:span>:</text:p>
          </table:table-cell>
        </table:table-row>
        <table:table-row>
          <table:table-cell table:style-name="Tabela5.A2" office:value-type="string">
            <text:p text:style-name="P16">Uruchamiamy aplikację w przeglądarce</text:p>
          </table:table-cell>
          <table:table-cell table:style-name="Tabela5.B2" office:value-type="string">
            <text:p text:style-name="P16">Aplikacja uruchomi się i wyświetli</text:p>
          </table:table-cell>
        </table:table-row>
        <table:table-row>
          <table:table-cell table:style-name="Tabela5.A2" office:value-type="string">
            <text:p text:style-name="P16">Klikamy <text:span text:style-name="T10">zapisz dane</text:span></text:p>
          </table:table-cell>
          <table:table-cell table:style-name="Tabela5.B2" office:value-type="string">
            <text:p text:style-name="P16">Aplikacja <text:span text:style-name="T10">zapisuje naszą listę notatek w pamięci przeglądarki</text:span></text:p>
          </table:table-cell>
        </table:table-row>
        <table:table-row>
          <table:table-cell table:style-name="Tabela5.A2" office:value-type="string">
            <text:p text:style-name="P16">-</text:p>
          </table:table-cell>
          <table:table-cell table:style-name="Tabela5.B2" office:value-type="string">
            <text:p text:style-name="P18">-</text:p>
          </table:table-cell>
        </table:table-row>
        <table:table-row>
          <table:table-cell table:style-name="Tabela5.B2" table:number-columns-spanned="2" office:value-type="string">
            <text:p text:style-name="P15"><text:span text:style-name="T4">Warunki wyjścia</text:span>: <text:span text:style-name="T10">Aplikacja zapisuje nasze dane</text:span></text:p>
          </table:table-cell>
          <table:covered-table-cell/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2T13:29:31.853287200</meta:creation-date>
    <dc:date>2025-11-03T14:38:17.903000000</dc:date>
    <meta:editing-duration>PT9M57S</meta:editing-duration>
    <meta:editing-cycles>6</meta:editing-cycles>
    <meta:generator>LibreOffice/24.8.7.1$Windows_X86_64 LibreOffice_project/67172c63871c755bc0e5f9fc0c892575790cdcf6</meta:generator>
    <meta:document-statistic meta:table-count="5" meta:image-count="0" meta:object-count="0" meta:page-count="2" meta:paragraph-count="80" meta:word-count="312" meta:character-count="2359" meta:non-whitespace-character-count="2124"/>
  </office:meta>
</office:document-meta>
</file>